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LatoWeb" svg:font-family="LatoWeb, 'Helvetica Neue', Helvetica, Arial, sans-serif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officeooo:paragraph-rsid="001681c7"/>
    </style:style>
    <style:style style:name="P2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officeooo:paragraph-rsid="00171d3a"/>
    </style:style>
    <style:style style:name="P3" style:family="paragraph" style:parent-style-name="Text_20_body" style:list-style-name="L1" style:master-page-name="">
      <style:paragraph-properties fo:margin-left="0in" fo:margin-right="0in" fo:margin-top="0in" fo:margin-bottom="0in" loext:contextual-spacing="false" fo:orphans="2" fo:widows="2" fo:text-indent="0in" style:auto-text-indent="false" style:page-number="auto" fo:padding="0in" fo:border="none"/>
      <style:text-properties officeooo:paragraph-rsid="001681c7"/>
    </style:style>
    <style:style style:name="P4" style:family="paragraph" style:parent-style-name="Text_20_body" style:list-style-name="L1" style:master-page-name="">
      <style:paragraph-properties fo:margin-left="0in" fo:margin-right="0in" fo:margin-top="0in" fo:margin-bottom="0in" loext:contextual-spacing="false" fo:orphans="2" fo:widows="2" fo:text-indent="0in" style:auto-text-indent="false" style:page-number="auto" fo:padding="0in" fo:border="none"/>
      <style:text-properties officeooo:paragraph-rsid="00171d3a"/>
    </style:style>
    <style:style style:name="P5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0f8c6c"/>
    </style:style>
    <style:style style:name="P6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7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681c7"/>
    </style:style>
    <style:style style:name="P8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9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10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11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rsid="001681c7" officeooo:paragraph-rsid="001681c7"/>
    </style:style>
    <style:style style:name="P12" style:family="paragraph" style:parent-style-name="Text_20_body" style:list-style-name="L4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rsid="001681c7" officeooo:paragraph-rsid="00171d3a"/>
    </style:style>
    <style:style style:name="P13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officeooo:paragraph-rsid="001681c7"/>
    </style:style>
    <style:style style:name="P14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P15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P16" style:family="paragraph" style:parent-style-name="Text_20_body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0ddb6e"/>
    </style:style>
    <style:style style:name="P17" style:family="paragraph" style:parent-style-name="Text_20_body" style:list-style-name="L1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rsid="001681c7" officeooo:paragraph-rsid="001681c7"/>
    </style:style>
    <style:style style:name="P18" style:family="paragraph" style:parent-style-name="Text_20_body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rsid="0018d5f6" officeooo:paragraph-rsid="001c3b61"/>
    </style:style>
    <style:style style:name="T1" style:family="text">
      <style:text-properties fo:font-weight="bold" officeooo:rsid="001681c7" style:font-weight-asian="bold" style:font-weight-complex="bold"/>
    </style:style>
    <style:style style:name="T2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3" style:family="text">
      <style:text-properties fo:font-variant="normal" fo:text-transform="none" fo:color="#2d3b45" style:font-name="LatoWeb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d3b45" style:font-name="LatoWeb" fo:font-size="12pt" fo:letter-spacing="normal" fo:font-style="normal" fo:font-weight="bold"/>
    </style:style>
    <style:style style:name="T5" style:family="text">
      <style:text-properties fo:font-variant="normal" fo:text-transform="none" fo:color="#2d3b45" style:font-name="LatoWeb" fo:font-size="12pt" fo:letter-spacing="normal" fo:font-style="normal" fo:font-weight="bold" style:font-weight-asian="bold" style:font-weight-complex="bold"/>
    </style:style>
    <style:style style:name="T6" style:family="text">
      <style:text-properties officeooo:rsid="001681c7"/>
    </style:style>
    <style:style style:name="T7" style:family="text">
      <style:text-properties officeooo:rsid="00171d3a"/>
    </style:style>
    <style:style style:name="T8" style:family="text">
      <style:text-properties style:text-position="super 58%"/>
    </style:style>
    <style:style style:name="T9" style:family="text">
      <style:text-properties officeooo:rsid="0018f0ab"/>
    </style:style>
    <style:style style:name="T10" style:family="text">
      <style:text-properties officeooo:rsid="001a56d7"/>
    </style:style>
    <style:style style:name="T11" style:family="text">
      <style:text-properties officeooo:rsid="001c3b61"/>
    </style:style>
    <style:style style:name="T12" style:family="text">
      <style:text-properties officeooo:rsid="001ed104"/>
    </style:style>
    <text:list-style style:name="L1">
      <text:list-level-style-number text:level="1" style:num-suffix="." style:num-format="1">
        <style:list-level-properties text:space-before="0.1in" text:min-label-width="0.25in"/>
      </text:list-level-style-number>
      <text:list-level-style-bullet text:level="2" text:style-name="Bullet_20_Symbols" style:num-suffix="." text:bullet-char="•">
        <style:list-level-properties text:space-before="0.5in" text:min-label-distance="0.1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4054276" text:style-name="L1">
        <text:list-item>
          <text:p text:style-name="P1"><text:span text:style-name="Strong_20_Emphasis"><text:span text:style-name="T4">How many bits would it take to implement a full page table for this virtual memory scheme? </text:span></text:span></text:p>
          <text:p text:style-name="P3"><text:span text:style-name="T5">The original design:</text:span><text:span text:style-name="T2"> </text:span></text:p>
        </text:list-item>
      </text:list>
      <text:list xml:id="list3929457740" text:style-name="L2">
        <text:list-item>
          <text:p text:style-name="P5">32 bit virtual memory address</text:p>
        </text:list-item>
        <text:list-item>
          <text:p text:style-name="P5">32 bit physical memory address. </text:p>
        </text:list-item>
        <text:list-item>
          <text:p text:style-name="P5">Using a 4096 bytes (4 Kib) page size, each physical page number consists of 20 bits.</text:p>
          <text:p text:style-name="P6"><text:span text:style-name="T1">Assumption</text:span><text:span text:style-name="T6">:</text:span></text:p>
        </text:list-item>
        <text:list-item>
          <text:p text:style-name="P11">Physical addresses are small enough to fit in the same number of bits as physical memory address (32-bits). </text:p>
        </text:list-item>
        <text:list-item>
          <text:p text:style-name="P11">Every virtual page number needs a corresponding page table entry (PTE).</text:p>
          <text:p text:style-name="P13"><text:span text:style-name="T5">Include</text:span><text:span text:style-name="T2">:</text:span></text:p>
        </text:list-item>
        <text:list-item>
          <text:p text:style-name="P7">valid bits</text:p>
        </text:list-item>
        <text:list-item>
          <text:p text:style-name="P7">dirty bits</text:p>
        </text:list-item>
        <text:list-item>
          <text:p text:style-name="P7">reference bits</text:p>
        </text:list-item>
        <text:list-item>
          <text:p text:style-name="P7">the space for physical/disk addresses in your calculation (as illustrated in Figure 5.29).</text:p>
        </text:list-item>
      </text:list>
      <text:p text:style-name="P16"><text:tab/></text:p>
      <text:p text:style-name="P16"><text:tab/><text:span text:style-name="T10">Page Table = 2^(address space size – page size) * PTE (byte)</text:span></text:p>
      <text:p text:style-name="P18"><text:tab/><text:span text:style-name="T9">full </text:span>page table: 2<text:span text:style-name="T8">32</text:span> x 2<text:span text:style-name="T8">-12</text:span> x 2</text:p>
      <text:p text:style-name="P16"><text:tab/><text:span text:style-name="T12">4MB</text:span></text:p>
      <text:list xml:id="list22623091649795" text:continue-list="list524054276" text:style-name="L1">
        <text:list-item>
          <text:p text:style-name="P2"><text:span text:style-name="Strong_20_Emphasis"><text:span text:style-name="T4">How many bits would it take to implement a full page table for this virtual memory scheme? </text:span></text:span></text:p>
          <text:p text:style-name="P4"><text:span text:style-name="T5">The original design:</text:span><text:span text:style-name="T2"> </text:span></text:p>
        </text:list-item>
      </text:list>
      <text:list xml:id="list489897459" text:style-name="L3">
        <text:list-item>
          <text:p text:style-name="P8">32 bit virtual memory address</text:p>
        </text:list-item>
        <text:list-item>
          <text:p text:style-name="P8">32 bit physical memory address. </text:p>
        </text:list-item>
        <text:list-item>
          <text:p text:style-name="P8">Using a <text:span text:style-name="T7">8192</text:span> bytes (<text:span text:style-name="T7">8</text:span> Kib) page size, each physical page number consists of <text:span text:style-name="T11">19</text:span> bits.</text:p>
        </text:list-item>
      </text:list>
      <text:list xml:id="list22624309517360" text:continue-list="list22623091649795" text:style-name="L1">
        <text:list-header>
          <text:p text:style-name="P9"><text:span text:style-name="T1">Assumption</text:span><text:span text:style-name="T6">:</text:span></text:p>
        </text:list-header>
      </text:list>
      <text:list xml:id="list965513496" text:style-name="L4">
        <text:list-item>
          <text:p text:style-name="P12">Physical addresses are small enough to fit in the same number of bits as physical memory address (32-bits). </text:p>
        </text:list-item>
        <text:list-item>
          <text:p text:style-name="P12">Every virtual page number needs a corresponding page table entry (PTE).</text:p>
        </text:list-item>
      </text:list>
      <text:list xml:id="list22623392904204" text:continue-list="list22624309517360" text:style-name="L1">
        <text:list-header>
          <text:p text:style-name="P14"><text:span text:style-name="T5">Include</text:span><text:span text:style-name="T2">:</text:span></text:p>
        </text:list-header>
      </text:list>
      <text:list xml:id="list3353337234" text:style-name="L5">
        <text:list-item>
          <text:p text:style-name="P10">valid bits</text:p>
        </text:list-item>
        <text:list-item>
          <text:p text:style-name="P10">dirty bits</text:p>
        </text:list-item>
        <text:list-item>
          <text:p text:style-name="P10">reference bits</text:p>
        </text:list-item>
        <text:list-item>
          <text:p text:style-name="P15"><text:span text:style-name="Strong_20_Emphasis"><text:span text:style-name="T3">the space for physical/disk addresses in your calculation </text:span></text:span></text:p>
          <text:p text:style-name="P15"><text:span text:style-name="Strong_20_Emphasis"><text:span text:style-name="T3"/></text:span></text:p>
        </text:list-item>
      </text:list>
      <text:list xml:id="list22624362028355" text:continue-list="list22623392904204" text:style-name="L1">
        <text:list-item>
          <text:p text:style-name="P17">C(++) program to implement calculation for implementing a Full Page Table for Virtual memory from 1 and 2.</text:p>
          <text:list>
            <text:list-item>
              <text:p text:style-name="P17">Assumption: disk addresses require the same number of bits as physical memory addresses. </text:p>
            </text:list-item>
            <text:list-item>
              <text:p text:style-name="P17">Output: # of bits that would be required to implement the full page table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LatoWeb" svg:font-family="LatoWeb, 'Helvetica Neue', Helvetica, Arial, sans-serif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41:20.581777371</meta:creation-date>
    <dc:date>2018-11-14T02:20:38.531066670</dc:date>
    <meta:editing-duration>PT22H57M59S</meta:editing-duration>
    <meta:editing-cycles>9</meta:editing-cycles>
    <meta:generator>LibreOffice/5.3.6.1$Linux_X86_64 LibreOffice_project/30$Build-1</meta:generator>
    <meta:document-statistic meta:table-count="0" meta:image-count="0" meta:object-count="0" meta:page-count="1" meta:paragraph-count="34" meta:word-count="278" meta:character-count="1523" meta:non-whitespace-character-count="1287"/>
  </office:meta>
</office:document-meta>
</file>